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text-properties officeooo:rsid="001c50a2" officeooo:paragraph-rsid="001c50a2"/>
    </style:style>
    <style:style style:name="P3" style:family="paragraph" style:parent-style-name="Table_20_Contents">
      <style:text-properties officeooo:rsid="0028eb0a" officeooo:paragraph-rsid="0028eb0a"/>
    </style:style>
    <style:style style:name="P4" style:family="paragraph" style:parent-style-name="Table_20_Contents">
      <style:text-properties officeooo:rsid="0026fa0b" officeooo:paragraph-rsid="0026fa0b"/>
    </style:style>
    <style:style style:name="P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6fa0b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6fa0b" officeooo:paragraph-rsid="0026fa0b"/>
    </style:style>
    <style:style style:name="P7" style:family="paragraph" style:parent-style-name="Standard">
      <style:text-properties officeooo:rsid="001746da" officeooo:paragraph-rsid="001746da"/>
    </style:style>
    <style:style style:name="T1" style:family="text">
      <style:text-properties fo:font-variant="normal" fo:text-transform="none" fo:color="#747f8b" loext:opacity="100%" fo:font-family="Roboto, sans-serif" fo:font-size="10.5pt" fo:letter-spacing="normal" fo:font-style="normal" fo:font-weight="normal"/>
    </style:style>
    <style:style style:name="T2" style:family="text">
      <style:text-properties fo:font-style="italic" loext:padding="0cm" loext:border="none"/>
    </style:style>
    <style:style style:name="T3" style:family="text">
      <style:text-properties fo:font-variant="normal" fo:text-transform="none" fo:color="#747f8b" loext:opacity="100%" fo:letter-spacing="normal"/>
    </style:style>
    <style:style style:name="T4" style:family="text">
      <style:text-properties officeooo:rsid="0028eb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net log 2 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1">ACLSheriff (2025). </text:span><text:span text:style-name="T2">GitHub - ACLSheriff/spec2526</text:span><text:span text:style-name="T1">. [online] GitHub. Available at: https://github.com/ACLSheriff/spec2526 [Accessed 18 Nov. 2025].</text:span> </text:p>
          </table:table-cell>
          <table:table-cell table:style-name="Table1.B1" office:value-type="string">
            <text:p text:style-name="P2">Accessing github to help with code as this is my premade code that I can use to help me. </text:p>
          </table:table-cell>
        </table:table-row>
        <table:table-row>
          <table:table-cell table:style-name="Table1.A2" office:value-type="string">
            <text:p text:style-name="P1"><text:span text:style-name="T1">Figma (2025). </text:span><text:span text:style-name="T2">Design, prototype, and gather feedback all in one place with Figma</text:span><text:span text:style-name="T1">. [online] Figma. Available at: https://www.figma.com/design/ [Accessed 18 Nov. 2025].</text:span> </text:p>
          </table:table-cell>
          <table:table-cell table:style-name="Table1.B2" office:value-type="string">
            <text:p text:style-name="P2">I used this to access and look at my design so I could see what I needed to build and take the content from the design and use in the home webpage as pre made text</text:p>
          </table:table-cell>
        </table:table-row>
        <table:table-row>
          <table:table-cell table:style-name="Table1.A2" office:value-type="string">
            <text:p text:style-name="P1"><text:span text:style-name="T1">Anushree Burad (2025). </text:span><text:span text:style-name="T2">404 Not Found Error: What It Means &amp; How to Fix It (UK Guide)</text:span><text:span text:style-name="T1">. [online] Bluehost Blog. Available at: https://www.bluehost.com/en-gb/blog/everything-you-need-to-know-about-404-errors/ [Accessed 20 Nov. 2025].</text:span> </text:p>
          </table:table-cell>
          <table:table-cell table:style-name="Table1.B2" office:value-type="string">
            <text:p text:style-name="P2">I had an error and was searching what it ment to fix it </text:p>
          </table:table-cell>
        </table:table-row>
        <table:table-row>
          <table:table-cell table:style-name="Table1.A2" office:value-type="string">
            <text:p text:style-name="P1"><text:span text:style-name="T1">ACLSheriff (2025). </text:span><text:span text:style-name="T2">spec2526/med_system/version_3/index.php at main · ACLSheriff/spec2526</text:span><text:span text:style-name="T1">. [online] GitHub. Available at: https://github.com/ACLSheriff/spec2526/blob/main/med_system/version_3/index.php [Accessed 20 Nov. 2025].</text:span> </text:p>
          </table:table-cell>
          <table:table-cell table:style-name="Table1.B2" office:value-type="string">
            <text:p text:style-name="P2">Accessed github again for same resions. </text:p>
          </table:table-cell>
        </table:table-row>
        <table:table-row>
          <table:table-cell table:style-name="Table1.A2" office:value-type="string">
            <text:p text:style-name="P1"><text:span text:style-name="T1">EDF. (2024). </text:span><text:span text:style-name="T2">Solar Energy - Solar Panel System For Your Home From EDF</text:span><text:span text:style-name="T1">. [online] Available at: https://www.edfenergy.com/solar?utm_source=bing_cpc&amp;utm_medium=solar%20panels&amp;utm_campaign=Solar+-+Generic&amp;msclkid=ca76fe251ff61fbb60c4970543e271ae&amp;utm_term=solar%20panels&amp;utm_content=Solar%20%3E%20Generic%20%3E%20Solar%20Panel [Accessed 21 Nov. 2025].</text:span> </text:p>
          </table:table-cell>
          <table:table-cell table:style-name="Table1.B2" office:value-type="string">
            <text:p text:style-name="P3">Reserching about solar pannals didn’t use this in the end </text:p>
          </table:table-cell>
        </table:table-row>
        <table:table-row>
          <table:table-cell table:style-name="Table1.A2" office:value-type="string">
            <text:p text:style-name="P1"><text:span text:style-name="T1">Contact Solar. (2023). </text:span><text:span text:style-name="T2">MCS Solar Installers Near You - Contact Solar</text:span><text:span text:style-name="T1">. [online] Available at: https://contact-solar.co.uk/free-quote/?location=41402&amp;msclkid=242ad6abf1bb1b02b27abf8badaf71e3&amp;utm_source=bing&amp;utm_medium=cpc&amp;utm_campaign=SS%20%7C%20Search%20%7C%20Bing%20%7C%20UK%20%7C%20Solar%20Panels&amp;utm_term=solar%20panels%20near%20me&amp;utm_content=Solar%20Panels%20-%20Near%20Me [Accessed 21 Nov. 2025].</text:span> </text:p>
          </table:table-cell>
          <table:table-cell table:style-name="Table1.B2" office:value-type="string">
            <text:p text:style-name="P3">Seeing how much solar pannals are to install and some details </text:p>
          </table:table-cell>
        </table:table-row>
        <table:table-row>
          <table:table-cell table:style-name="Table1.A2" office:value-type="string">
            <text:p text:style-name="P1"><text:span text:style-name="T1">OpenAI (2025). </text:span><text:span text:style-name="T2">ChatGPT</text:span><text:span text:style-name="T1">. [online] ChatGPT. Available at: https://chatgpt.com/ [Accessed 21 Nov. 2025].</text:span> </text:p>
          </table:table-cell>
          <table:table-cell table:style-name="Table1.B2" office:value-type="string">
            <text:p text:style-name="P3">Ive used this to genrate me some content for <text:s/>my website just different describtions and basic text</text:p>
          </table:table-cell>
        </table:table-row>
        <table:table-row>
          <table:table-cell table:style-name="Table1.A2" office:value-type="string">
            <text:p text:style-name="P1"><text:span text:style-name="T1">Tripathi, B. (2023). </text:span><text:span text:style-name="T2">How to add a href link in PHP?</text:span><text:span text:style-name="T3"> </text:span><text:span text:style-name="T1">[online] Medium. Available at: https://medium.com/@brajagopal.tripathi/how-to-add-a-href-link-in-php-bc1fe3501fa6 [Accessed 21 Nov. 2025].</text:span> </text:p>
          </table:table-cell>
          <table:table-cell table:style-name="Table1.B2" office:value-type="string">
            <text:p text:style-name="P4">I used this to help me put the link to the gov website carbon calculators onto my website </text:p>
          </table:table-cell>
        </table:table-row>
        <text:soft-page-break/>
        <table:table-row>
          <table:table-cell table:style-name="Table1.A2" office:value-type="string">
            <text:p text:style-name="P1"><text:span text:style-name="T1">Contact Solar. (2023). </text:span><text:span text:style-name="T2">MCS Solar Installers Near You - Contact Solar</text:span><text:span text:style-name="T1">. [online] Available at: https://contact-solar.co.uk/free-quote/?location=41402&amp;msclkid=242ad6abf1bb1b02b27abf8badaf71e3&amp;utm_source=bing&amp;utm_medium=cpc&amp;utm_campaign=SS%20%7C%20Search%20%7C%20Bing%20%7C%20UK%20%7C%20Solar%20Panels&amp;utm_term=solar%20panels%20near%20me&amp;utm_content=Solar%20Panels%20-%20Near%20Me [Accessed 21 Nov. 2025].</text:span>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Department for Energy Security and Net Zero (2020). </text:span><text:span text:style-name="T2">Carbon Calculator</text:span><text:span text:style-name="T1">. [online] GOV.UK. Available at: https://www.gov.uk/guidance/carbon-calculator [Accessed 21 Nov. 2025].</text:span> </text:p>
          </table:table-cell>
          <table:table-cell table:style-name="Table1.B2" office:value-type="string">
            <text:p text:style-name="Table_20_Contents"><text:s/><text:span text:style-name="T4">This is where I found the carbon calculators for my website</text:span></text:p>
          </table:table-cell>
        </table:table-row>
        <table:table-row>
          <table:table-cell table:style-name="Table1.A2" office:value-type="string">
            <text:p text:style-name="P5"><text:a xlink:type="simple" xlink:href="https://www.cef.co.uk/guides/a-buyers-guide-to-home-energy-management-systems-hems?msockid=0545d7dfe0a8626c3c86c142e1e8632b" text:style-name="Internet_20_link" text:visited-style-name="Visited_20_Internet_20_Link">A Buyer's Guide to Home Energy Management Systems (HEMs) | CEF</text:a> </text:p>
            <text:p text:style-name="P6">21of nov 2025 T 14:23</text:p>
          </table:table-cell>
          <table:table-cell table:style-name="Table1.B2" office:value-type="string">
            <text:p text:style-name="P3">Seeing what types of home engery systems there are</text:p>
          </table:table-cell>
        </table:table-row>
        <table:table-row>
          <table:table-cell table:style-name="Table1.A2" office:value-type="string">
            <text:p text:style-name="P5"><text:span text:style-name="T1">Checkatrade's Professional Estimators (2024). </text:span><text:span text:style-name="T2">Smart lighting cost guide</text:span><text:span text:style-name="T1">. [online] Checkatrade. Available at: https://www.checkatrade.com/blog/cost-guides/smart-lighting-cost/ [Accessed 21 Nov. 2025].</text:span> </text:p>
          </table:table-cell>
          <table:table-cell table:style-name="Table1.B2" office:value-type="string">
            <text:p text:style-name="P3">Reserch to how mush lighting swhitches and plugs cost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8:57:20.039357700</meta:creation-date>
    <dc:date>2025-11-21T14:22:33.604954000</dc:date>
    <meta:editing-duration>PT1H16M40S</meta:editing-duration>
    <meta:editing-cycles>6</meta:editing-cycles>
    <meta:generator>LibreOffice/25.8.2.2$Windows_X86_64 LibreOffice_project/d401f2107ccab8f924a8e2df40f573aab7605b6f</meta:generator>
    <meta:document-statistic meta:table-count="1" meta:image-count="0" meta:object-count="0" meta:page-count="2" meta:paragraph-count="25" meta:word-count="384" meta:character-count="3504" meta:non-whitespace-character-count="3124"/>
  </office:meta>
</office:document-meta>
</file>